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a86" officeooo:paragraph-rsid="000a5a86"/>
    </style:style>
    <style:style style:name="P2" style:family="paragraph" style:parent-style-name="Standard">
      <style:text-properties officeooo:rsid="000a5a86" officeooo:paragraph-rsid="000bb499"/>
    </style:style>
    <style:style style:name="P3" style:family="paragraph" style:parent-style-name="Standard">
      <style:text-properties officeooo:rsid="000e505b" officeooo:paragraph-rsid="000e505b"/>
    </style:style>
    <style:style style:name="P4" style:family="paragraph" style:parent-style-name="Standard">
      <style:text-properties officeooo:rsid="000e505b" officeooo:paragraph-rsid="0038a212"/>
    </style:style>
    <style:style style:name="P5" style:family="paragraph" style:parent-style-name="Standard">
      <style:text-properties officeooo:rsid="001112bb" officeooo:paragraph-rsid="001112bb"/>
    </style:style>
    <style:style style:name="P6" style:family="paragraph" style:parent-style-name="Standard">
      <style:text-properties style:text-underline-style="none" officeooo:rsid="00162831" officeooo:paragraph-rsid="000e505b"/>
    </style:style>
    <style:style style:name="P7" style:family="paragraph" style:parent-style-name="Standard">
      <style:text-properties style:text-underline-style="none" officeooo:rsid="001738da" officeooo:paragraph-rsid="000e505b"/>
    </style:style>
    <style:style style:name="P8" style:family="paragraph" style:parent-style-name="Standard">
      <style:text-properties style:text-underline-style="none" officeooo:rsid="000e505b" officeooo:paragraph-rsid="000e505b"/>
    </style:style>
    <style:style style:name="P9" style:family="paragraph" style:parent-style-name="Standard">
      <style:text-properties officeooo:rsid="00271152" officeooo:paragraph-rsid="00271152"/>
    </style:style>
    <style:style style:name="P10" style:family="paragraph" style:parent-style-name="Standard">
      <style:text-properties officeooo:rsid="00275e7f" officeooo:paragraph-rsid="00275e7f"/>
    </style:style>
    <style:style style:name="P11" style:family="paragraph" style:parent-style-name="Standard">
      <style:text-properties officeooo:rsid="0038a212" officeooo:paragraph-rsid="0038a212"/>
    </style:style>
    <style:style style:name="P12" style:family="paragraph" style:parent-style-name="Standard">
      <style:text-properties officeooo:rsid="0038a212" officeooo:paragraph-rsid="0038a212"/>
    </style:style>
    <style:style style:name="T1" style:family="text">
      <style:text-properties officeooo:rsid="000bb499"/>
    </style:style>
    <style:style style:name="T2" style:family="text">
      <style:text-properties officeooo:rsid="000da440"/>
    </style:style>
    <style:style style:name="T3" style:family="text">
      <style:text-properties officeooo:rsid="000e505b"/>
    </style:style>
    <style:style style:name="T4" style:family="text">
      <style:text-properties style:text-underline-style="solid" style:text-underline-width="auto" style:text-underline-color="font-color" officeooo:rsid="00162831"/>
    </style:style>
    <style:style style:name="T5" style:family="text">
      <style:text-properties style:text-underline-style="none" officeooo:rsid="00162831"/>
    </style:style>
    <style:style style:name="T6" style:family="text">
      <style:text-properties style:text-underline-style="none" officeooo:rsid="0016a191"/>
    </style:style>
    <style:style style:name="T7" style:family="text">
      <style:text-properties style:text-underline-style="none" officeooo:rsid="001738da"/>
    </style:style>
    <style:style style:name="T8" style:family="text">
      <style:text-properties style:text-underline-style="none" officeooo:rsid="00196eb5"/>
    </style:style>
    <style:style style:name="T9" style:family="text">
      <style:text-properties style:text-underline-style="none" officeooo:rsid="001b5b80"/>
    </style:style>
    <style:style style:name="T10" style:family="text">
      <style:text-properties officeooo:rsid="001112bb"/>
    </style:style>
    <style:style style:name="T11" style:family="text">
      <style:text-properties officeooo:rsid="0012ac9e"/>
    </style:style>
    <style:style style:name="T12" style:family="text">
      <style:text-properties officeooo:rsid="001413d5"/>
    </style:style>
    <style:style style:name="T13" style:family="text">
      <style:text-properties officeooo:rsid="00162831"/>
    </style:style>
    <style:style style:name="T14" style:family="text">
      <style:text-properties officeooo:rsid="001be256"/>
    </style:style>
    <style:style style:name="T15" style:family="text">
      <style:text-properties officeooo:rsid="001dca4e"/>
    </style:style>
    <style:style style:name="T16" style:family="text">
      <style:text-properties officeooo:rsid="001e33eb"/>
    </style:style>
    <style:style style:name="T17" style:family="text">
      <style:text-properties officeooo:rsid="00200de6"/>
    </style:style>
    <style:style style:name="T18" style:family="text">
      <style:text-properties officeooo:rsid="0021c6a9"/>
    </style:style>
    <style:style style:name="T19" style:family="text">
      <style:text-properties officeooo:rsid="00231b7b"/>
    </style:style>
    <style:style style:name="T20" style:family="text">
      <style:text-properties officeooo:rsid="0023f809"/>
    </style:style>
    <style:style style:name="T21" style:family="text">
      <style:text-properties officeooo:rsid="0025f2a7"/>
    </style:style>
    <style:style style:name="T22" style:family="text">
      <style:text-properties officeooo:rsid="002ab0bb"/>
    </style:style>
    <style:style style:name="T23" style:family="text">
      <style:text-properties officeooo:rsid="002ad60f"/>
    </style:style>
    <style:style style:name="T24" style:family="text">
      <style:text-properties officeooo:rsid="002b3025"/>
    </style:style>
    <style:style style:name="T25" style:family="text">
      <style:text-properties officeooo:rsid="002cf0e2"/>
    </style:style>
    <style:style style:name="T26" style:family="text">
      <style:text-properties officeooo:rsid="002d2d35"/>
    </style:style>
    <style:style style:name="T27" style:family="text">
      <style:text-properties officeooo:rsid="002e8d9c"/>
    </style:style>
    <style:style style:name="T28" style:family="text">
      <style:text-properties officeooo:rsid="00319c9e"/>
    </style:style>
    <style:style style:name="T29" style:family="text">
      <style:text-properties officeooo:rsid="0033022e"/>
    </style:style>
    <style:style style:name="T30" style:family="text">
      <style:text-properties officeooo:rsid="0034a395"/>
    </style:style>
    <style:style style:name="T31" style:family="text">
      <style:text-properties officeooo:rsid="0034eef6"/>
    </style:style>
    <style:style style:name="T32" style:family="text">
      <style:text-properties officeooo:rsid="0036371b"/>
    </style:style>
    <style:style style:name="T33" style:family="text">
      <style:text-properties officeooo:rsid="0037b319"/>
    </style:style>
    <style:style style:name="T34" style:family="text">
      <style:text-properties officeooo:rsid="0038a212"/>
    </style:style>
    <style:style style:name="T35" style:family="text">
      <style:text-properties officeooo:rsid="003a455f"/>
    </style:style>
    <style:style style:name="T36" style:family="text">
      <style:text-properties officeooo:rsid="003c20e5"/>
    </style:style>
    <style:style style:name="T37" style:family="text">
      <style:text-properties officeooo:rsid="003c8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CLASES HAB FRONTEND </text:p>
      <text:p text:style-name="P1"/>
      <text:p text:style-name="P1">- dia 12 enero </text:p>
      <text:p text:style-name="P1"><text:tab/>_Cambio de “inicia sesión” a “mi perfil” al iniciar sesión: -2:00:00</text:p>
      <text:p text:style-name="P2"><text:tab/></text:p>
      <text:p text:style-name="P2">- <text:span text:style-name="T1">dia 14 enero</text:span></text:p>
      <text:p text:style-name="P2"><text:tab/>_<text:span text:style-name="T1">Poner una cosa u otra en función de un parámetro: final de la primera parte de vídeo</text:span></text:p>
      <text:p text:style-name="P2"/>
      <text:p text:style-name="P2"><text:tab/>_<text:span text:style-name="T2">useEffect: segunda parte del 14 de enero: -1:00:00</text:span><text:tab/></text:p>
      <text:p text:style-name="P1"/>
      <text:p text:style-name="P1">- <text:span text:style-name="T3">dia 15 enero</text:span></text:p>
      <text:p text:style-name="P1"><text:tab/>_<text:span text:style-name="T3">Sacar varias pantallas con Router: -1:26:00</text:span></text:p>
      <text:p text:style-name="P3"><text:tab/>(para hacer las pantallas “Mis anuncio”, “Solicitudes”, “Vendidos” del perfil)</text:p>
      <text:p text:style-name="P3"/>
      <text:p text:style-name="P3">- <text:span text:style-name="T11">dia 16 enero</text:span></text:p>
      <text:p text:style-name="P3"><text:tab/>_<text:span text:style-name="T11">Formularios: -2:30:00</text:span></text:p>
      <text:p text:style-name="P3"/>
      <text:p text:style-name="P3">- <text:span text:style-name="T12">dia 18 enero</text:span></text:p>
      <text:p text:style-name="P3"><text:tab/>_<text:span text:style-name="T12">Resolución ejercicio usuarios. Llamar a usuarios con un contador (1=1 usuario, 2=2 <text:tab/>usuarios…): últimos 30 minutos </text:span></text:p>
      <text:p text:style-name="P3"/>
      <text:p text:style-name="P3">- <text:span text:style-name="T13">dia 19 enero</text:span></text:p>
      <text:p text:style-name="P3"><text:tab/><text:span text:style-name="T4">useContext: -2</text:span><text:span text:style-name="T5">:0</text:span><text:span text:style-name="T6">6</text:span><text:span text:style-name="T5">:00</text:span></text:p>
      <text:p text:style-name="P6"/>
      <text:p text:style-name="P3"><text:span text:style-name="T5">- </text:span><text:span text:style-name="T7">dia 20 enero</text:span></text:p>
      <text:p text:style-name="P7"><text:tab/>_React Hook Forms : primera parte </text:p>
      <text:p text:style-name="P3"><text:span text:style-name="T7"><text:tab/>_</text:span><text:span text:style-name="T8">Tipos de campo de formularios: -2:30:00</text:span></text:p>
      <text:p text:style-name="P3"><text:span text:style-name="T8"><text:tab/>_</text:span><text:span text:style-name="T9">Paginación básica : -1:30:00</text:span></text:p>
      <text:p text:style-name="P3"/>
      <text:p text:style-name="P3">- <text:span text:style-name="T15">dia 21 enero</text:span></text:p>
      <text:p text:style-name="P3"><text:tab/>_<text:span text:style-name="T15">Más React Hook Form: -3:10:00</text:span></text:p>
      <text:p text:style-name="P3"><text:tab/>_<text:span text:style-name="T16">fetch api: -1:30:00</text:span></text:p>
      <text:p text:style-name="P3"/>
      <text:p text:style-name="P3">- <text:span text:style-name="T18">dia 2</text:span><text:span text:style-name="T20">3</text:span><text:span text:style-name="T18"> enero</text:span></text:p>
      <text:p text:style-name="P3"><text:tab/>_<text:span text:style-name="T20">creacion plantilla proyecto</text:span></text:p>
      <text:p text:style-name="P3"><text:tab/>_<text:span text:style-name="T25">registro: -00:30:00</text:span></text:p>
      <text:p text:style-name="P3"/>
      <text:p text:style-name="P8">- <text:span text:style-name="T21">dia 25 enero </text:span></text:p>
      <text:p text:style-name="P8"><text:tab/>_<text:span text:style-name="T21">public and private pages </text:span><text:span text:style-name="T26">(permitir acceder a x sitio si esta loggeado o no)</text:span><text:span text:style-name="T21"> : -2:30:00</text:span></text:p>
      <text:p text:style-name="P8"><text:tab/>_ <text:span text:style-name="T27">+ ‘’ ‘’ ‘’ ‘’ ‘’ (mostrar mas o menos contenido si esta o no loggeado) : -2:10:00</text:span></text:p>
      <text:p text:style-name="P8"><text:tab/>_<text:span text:style-name="T22">usuario Admin : -1:50:00</text:span></text:p>
      <text:p text:style-name="P8"><text:tab/>_<text:span text:style-name="T23">subir fotos </text:span><text:span text:style-name="T24">y anuncio</text:span><text:span text:style-name="T23"> : -1:30:00</text:span></text:p>
      <text:p text:style-name="P8"/>
      <text:p text:style-name="P8"/>
      <text:p text:style-name="P8">- <text:span text:style-name="T28">dia 26 enero</text:span></text:p>
      <text:p text:style-name="P8"><text:tab/>_<text:span text:style-name="T28">css en js : -3:10:00</text:span></text:p>
      <text:p text:style-name="P8"><text:tab/>_<text:span text:style-name="T29">pop-ups : -00:50:00 (para la parte de solicitar reserva)</text:span></text:p>
      <text:p text:style-name="P8"><text:tab/>_<text:span text:style-name="T30">listar anuncios: -12:00 </text:span></text:p>
      <text:p text:style-name="P8"/>
      <text:p text:style-name="P8">- <text:span text:style-name="T31">dia 27 enero</text:span></text:p>
      <text:p text:style-name="P8"><text:tab/>_<text:span text:style-name="T31">traduccion de la pagina : -3:30:00</text:span></text:p>
      <text:p text:style-name="P8"/>
      <text:p text:style-name="P8"><text:soft-page-break/>- <text:span text:style-name="T32">dia 3 febrero</text:span></text:p>
      <text:p text:style-name="P8"><text:tab/>_<text:span text:style-name="T32">estilo basico formulario: -2:25:00</text:span></text:p>
      <text:p text:style-name="P8"><text:tab/>_<text:span text:style-name="T33">tipicos errores: -33:00</text:span></text:p>
      <text:p text:style-name="P3"><text:tab/></text:p>
      <text:p text:style-name="P3"/>
      <text:p text:style-name="P3">- <text:span text:style-name="T34">dia 8 febrero</text:span></text:p>
      <text:p text:style-name="P4"><text:tab/>_<text:span text:style-name="T34">listar cosas de la api (perfil, entradas): -1:30:00 </text:span></text:p>
      <text:p text:style-name="P11"><text:tab/>_peticiones post, put, delete: -44:00 </text:p>
      <text:p text:style-name="P11"/>
      <text:p text:style-name="P11">- <text:span text:style-name="T36">dia 18 febrero</text:span></text:p>
      <text:p text:style-name="P11"><text:tab/>_<text:span text:style-name="T36">componente error 404 : -</text:span><text:span text:style-name="T37">55:00</text:span></text:p>
      <text:p text:style-name="P11"/>
      <text:p text:style-name="P11"/>
      <text:p text:style-name="P11"/>
      <text:p text:style-name="P3"/>
      <text:p text:style-name="P3"><text:tab/><text:span text:style-name="T10">lunes <text:s text:c="4"/>martes <text:s text:c="4"/>miércoles <text:s text:c="4"/>jueves</text:span></text:p>
      <text:p text:style-name="P5"><text:span text:style-name="T14">x </text:span>16 <text:s text:c="2"/><text:tab/>-----<text:tab/> <text:s/></text:p>
      <text:p text:style-name="P5"><text:span text:style-name="T14">x </text:span>18<text:tab/>-----</text:p>
      <text:p text:style-name="P5"><text:span text:style-name="T14">x </text:span>19<text:tab/>-----</text:p>
      <text:p text:style-name="P5"><text:span text:style-name="T14">x </text:span>20<text:tab/><text:tab/> -----</text:p>
      <text:p text:style-name="P5"><text:span text:style-name="T17">x </text:span>21<text:tab/><text:tab/> -----</text:p>
      <text:p text:style-name="P5"><text:span text:style-name="T19">x </text:span>22<text:tab/><text:tab/> -----</text:p>
      <text:p text:style-name="P5"><text:span text:style-name="T19">x </text:span>23<text:tab/><text:tab/><text:tab/> <text:s text:c="3"/>-----</text:p>
      <text:p text:style-name="P5"><text:span text:style-name="T28">x </text:span>25<text:tab/><text:tab/><text:tab/> <text:s text:c="3"/>-----</text:p>
      <text:p text:style-name="P5"><text:span text:style-name="T31">x </text:span>26<text:tab/><text:tab/><text:tab/> <text:s text:c="3"/>-----</text:p>
      <text:p text:style-name="P5"><text:span text:style-name="T35">x </text:span>27<text:tab/><text:tab/><text:tab/><text:tab/><text:tab/> -----</text:p>
      <text:p text:style-name="P5"><text:span text:style-name="T35">x</text:span> 28<text:tab/><text:tab/><text:tab/><text:tab/><text:tab/> -----</text:p>
      <text:p text:style-name="P5"/>
      <text:p text:style-name="P9"><text:span text:style-name="T33">x </text:span>3 f </text:p>
      <text:p text:style-name="P10"><text:span text:style-name="T35">x </text:span>8 f</text:p>
      <text:p text:style-name="P10">16 f </text:p>
      <text:p text:style-name="P10">17 f</text:p>
      <text:p text:style-name="P10">18 f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8T04:50:46.557940582</meta:creation-date>
    <dc:date>2021-03-12T12:55:26.709759556</dc:date>
    <meta:editing-duration>P3DT21H36M45S</meta:editing-duration>
    <meta:editing-cycles>21</meta:editing-cycles>
    <meta:generator>LibreOffice/7.1.1.2$Linux_X86_64 LibreOffice_project/dd797d330b34196606d0870aaa694e9504402ca1</meta:generator>
    <meta:document-statistic meta:table-count="0" meta:image-count="0" meta:object-count="0" meta:page-count="2" meta:paragraph-count="63" meta:word-count="307" meta:character-count="1720" meta:non-whitespace-character-count="1379"/>
  </office:meta>
</office:document-meta>
</file>